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5126in"/>
    </style:style>
    <style:style style:name="co14" style:family="table-column">
      <style:table-column-properties fo:break-before="auto" style:column-width="4.3693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9772in"/>
    </style:style>
    <style:style style:name="co20" style:family="table-column">
      <style:table-column-properties fo:break-before="auto" style:column-width="2.6327in"/>
    </style:style>
    <style:style style:name="co21" style:family="table-column">
      <style:table-column-properties fo:break-before="auto" style:column-width="3.6272in"/>
    </style:style>
    <style:style style:name="co22" style:family="table-column">
      <style:table-column-properties fo:break-before="auto" style:column-width="5.1016in"/>
    </style:style>
    <style:style style:name="co28" style:family="table-column">
      <style:table-column-properties fo:break-before="auto" style:column-width="2.3264in"/>
    </style:style>
    <style:style style:name="co29" style:family="table-column">
      <style:table-column-properties fo:break-before="auto" style:column-width="1.6898in"/>
    </style:style>
    <style:style style:name="co30" style:family="table-column">
      <style:table-column-properties fo:break-before="auto" style:column-width="2.3701in"/>
    </style:style>
    <style:style style:name="co31" style:family="table-column">
      <style:table-column-properties fo:break-before="auto" style:column-width="4.9161in"/>
    </style:style>
    <style:style style:name="co32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1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08in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08in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08in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25">
      <style:table-cell-properties fo:border="0.0008in solid #000000"/>
    </style:style>
    <style:style style:name="ce7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008in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429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style-name="ce18"/>
          <table:covered-table-cell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row table:style-name="ro11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5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style-name="ce60"/>
          <table:covered-table-cell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2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>
            <draw:frame table:end-cell-address="Check_List.B14" table:end-x="0.7154in" table:end-y="0.1496in" draw:z-index="0" draw:name="Graphics 2" draw:style-name="gr1" draw:text-style-name="P1" svg:width="0.4173in" svg:height="0.05in" svg:x="0.298in" svg:y="0.0996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ag_Screen" table:style-name="ta5" table:print="false">
        <table:table-column table:style-name="co7" table:default-cell-style-name="Default"/>
        <table:table-column table:style-name="co17" table:default-cell-style-name="ce24"/>
        <table:table-column table:style-name="co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6" table:number-columns-spanned="3" table:number-rows-spanned="1">
            <text:p>6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16">
          <table:table-cell table:style-name="ce68" office:value-type="float" office:value="1">
            <text:p>1.00</text:p>
          </table:table-cell>
          <table:table-cell office:value-type="string">
            <text:p>SNF_NAG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7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NAG_01</text:p>
          </table:table-cell>
          <table:table-cell table:style-name="ce82" office:value-type="float" office:value="2">
            <text:p>2.00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7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6">
          <table:table-cell table:style-name="ce68" table:formula="of:=IF(MID([.F9];6;1)&gt;MID([.F8];6;1);&quot;&quot;;MAX([.A$7:.A8])+1)" office:value-type="float" office:value="3">
            <text:p>3.00</text:p>
          </table:table-cell>
          <table:table-cell office:value-type="string">
            <text:p>SNF_NAG_01</text:p>
          </table:table-cell>
          <table:table-cell table:style-name="ce82" office:value-type="float" office:value="3">
            <text:p>3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7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6">
          <table:table-cell table:style-name="ce68" table:formula="of:=IF(MID([.F10];6;1)&gt;MID([.F9];6;1);&quot;&quot;;MAX([.A$7:.A9])+1)" office:value-type="float" office:value="4">
            <text:p>4.00</text:p>
          </table:table-cell>
          <table:table-cell office:value-type="string">
            <text:p>SNF_NAG_01</text:p>
          </table:table-cell>
          <table:table-cell table:style-name="ce82" office:value-type="float" office:value="4">
            <text:p>4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office:value-type="string">
            <text:p>Low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6">
          <table:table-cell table:style-name="ce68" table:formula="of:=IF(MID([.F11];6;1)&gt;MID([.F10];6;1);&quot;&quot;;MAX([.A$7:.A10])+1)" office:value-type="float" office:value="5">
            <text:p>5.00</text:p>
          </table:table-cell>
          <table:table-cell office:value-type="string">
            <text:p>SNF_NAG_01</text:p>
          </table:table-cell>
          <table:table-cell table:style-name="ce82" office:value-type="float" office:value="5">
            <text:p>5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8">
          <table:table-cell table:style-name="ce68" table:formula="of:=IF(MID([.F12];6;1)&gt;MID([.F11];6;1);&quot;&quot;;MAX([.A$7:.A11])+1)" office:value-type="float" office:value="6">
            <text:p>6.00</text:p>
          </table:table-cell>
          <table:table-cell office:value-type="string">
            <text:p>SNF_NAG_01</text:p>
          </table:table-cell>
          <table:table-cell table:style-name="ce82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7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style-name="ce68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7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style-name="ce68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7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71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4">
          <table:table-cell table:style-name="ce68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7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3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5">
          <table:table-cell table:style-name="ce68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7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5">
          <table:table-cell table:style-name="ce68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71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ce24"/>
        <table:table-column table:style-name="co28" table:default-cell-style-name="ce24"/>
        <table:table-column table:style-name="co7" table:default-cell-style-name="ce24"/>
        <table:table-column table:style-name="co1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26">
          <table:table-cell table:style-name="ce68" office:value-type="float" office:value="1">
            <text:p>1.00</text:p>
          </table:table-cell>
          <table:table-cell office:value-type="string">
            <text:p>SNF_TERMS_AND_CONDITION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5">
          <table:table-cell table:style-name="ce68"/>
          <table:table-cell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4T09:21:51</dc:date>
    <meta:editing-cycles>444</meta:editing-cycles>
    <meta:editing-duration>PT130H57M15S</meta:editing-duration>
    <dc:creator>exoplatform </dc:creator>
    <meta:document-statistic meta:table-count="5" meta:cell-count="273" meta:object-count="2"/>
    <meta:user-defined meta:name="Info 1"/>
    <meta:user-defined meta:name="Info 2"/>
    <meta:user-defined meta:name="Info 3"/>
    <meta:user-defined meta:name="Info 4"/>
  </office:meta>
</office:document-meta>
</file>